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04d9f1" officeooo:paragraph-rsid="0004d9f1" style:font-size-asian="10.5pt"/>
    </style:style>
    <style:style style:name="P2" style:family="paragraph" style:parent-style-name="Standard">
      <style:text-properties fo:language="de" fo:country="DE" officeooo:rsid="0006039d" officeooo:paragraph-rsid="0006039d" style:font-size-asian="10.5pt"/>
    </style:style>
    <style:style style:name="T1" style:family="text">
      <style:text-properties officeooo:rsid="00060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r geehrte Mitbewohnerinnen und Mitbewohner unserer Gemeinde!</text:p>
      <text:p text:style-name="P1"/>
      <text:p text:style-name="P1">In meiner Funktion als Jugendbeauftragter unseres generationenübergreifenden Wohnprojekts wurde mir mitgeteilt, dass einige engagierte ältere Bewohnerinnen und Bewohner unserer Gemeinde es in Erwägung ziehen würden, als „Leihoma“ oder „Leihopa“ Müttern und Vätern auszuhelfen. Ich wurde daraufhin gebeten, meine Meinung als junger Erwachsender diesbezüglich zu teilen. In diesem Schreiben möchte ich dieser Bitte nachkommen und eine Empfehlung für eine Strategie zum bestmöglichen Gelingen eines solchen Projekts aussprechen.</text:p>
      <text:p text:style-name="P1"/>
      <text:p text:style-name="P1">Zunächst möchte ich mich jedoch auf einen thematisch verwandten Text beziehen. In dem Bericht „Herr Holm lernt Großvater“, veröffentlicht am 25. Dezember 2011 in der deutschen Wochenzeitung „Die Zeit“, bespricht der Autor Urs Willmann einen Großelternkurs in der deutschen Stadt Hamburg. Dem Bericht zu Folge führe der Kurs „Starke Großeltern, starke Kinder“ es als Ziel, Großmüttern und Großvätern ihre Vorbildfunktion bewusst zu machen und sie in dieser Position mit Ratschlägen und psychologisch fundierten Hinweisen zu unterstützen. Der Kurs wolle Großeltern helfen, „bei Konflikten mit Enkeln eine Eskalation zu vermeiden“, Möglichkeiten zum „respektvollen Umgang mit verschiedenen Werten“ vermitteln und für eine angenehme Atmosphäre und ein entspanntes Klima in der Familie sorgen. </text:p>
      <text:p text:style-name="P1"/>
      <text:p text:style-name="P1">Eine angeführte Methodik des Kursleiters Willi Hasse ist dabei besonders bemerkenswert. Großeltern seien im Kurs nämlich dazu aufgefordert, Erfahrungen mit den eigenen Großeltern zu teilen und zu besprechen. So könne sich der Denk- und Diskussionsprozess über fünf Generationen ausweiten. Die vielen Vorteile eines solchen intergenerationellen Austauschs werden bei näherer Analyse der Thematik erkennbar. Auf diese Weise können nämlich Erfahrungen, Erkenntnisse und Vorstellungen der älteren Generationen mit jenen der neuen vermischt und in Kontrast zu einander gestellt werden. Das Resultat: Eine Erziehungsmethodik für Großeltern, die das Beste aus fünf Generationen vereint.</text:p>
      <text:p text:style-name="P1"/>
      <text:p text:style-name="P1">Ein weiterer wichtiger und nennenswerter Schwerpunkt des Kurses ist die Beziehung zwischen Großmüttern und Großvätern, Vätern und Müttern. Oma und Opa, geliehen oder nicht, sollen dem Bericht zu Folge keine Elternersatz sein – das müsse klar sein. Es gehe vielmehr um die Harmonisierung des Verhältnisses zwischen Eltern und Großeltern sowie um die Definition von Grenzen. So würden „Oma“ und „Opa“ Eltern beispielsweise nicht „zu sehr reinreden dürfen“. Dieser Punkt ist ein wichtiger, denn in der stürmischen, schnellen Arbeitswelt von Heute sind Eltern oftmals nur selten zu Hause. Großeltern sollten in solchen Fällen aushelfen, die Erziehung der Kinder jedoch nicht gänzlich übernehmen. Hier muss man Wert auf Kommunikation legen und Erziehungstaktiken mit den Eltern besprechen und abklären.</text:p>
      <text:p text:style-name="P1"/>
      <text:p text:style-name="P1">Denn Großeltern können einen monumentalen und fundamentalen Einfluss auf ihre Eltern haben. Auch ich erinnere mich, wie mein Großvater und meine Großmutter für mich Vorbilder und ein Tor in eine andere Welt waren. Diese Welt war eine von Geschichten aus der Vorkriegs-, Kriegs- und Nachkriegszeit; von Weisheiten und Lehren, die man nur durch viel Erfahrung, viele Erkenntnisse und eine lange Lebenszeit erlangen. Großeltern scheinen eine innere Bibliothek zu besitzen, welche Werke aller Genres beinhaltet <text:span text:style-name="T1">und eine unerschöpfliche Quelle des Wissens und der Erzählungen ist. Vor allem heute, einer Zeit, in der berufliche Tätigkeiten für viele Eltern gezwungenermaßen einen höheren Stellenwert tragen müssen als die Erziehung ihrer Kinder, sind Großeltern essentiell.</text:span></text:p>
      <text:p text:style-name="P1"/>
      <text:p text:style-name="P2">Daher ist es ebenso essentiell, dass Leihomas und -opas ihre Aufgabe bestmöglich zu verrichten wissen. Ein Großelternkurs für unser Wohnprojekt wäre daher eine gute Idee. Nein, es wäre sogar eine grandiose, famose, höchst hervorragende und bemerkenswerte Idee. Ich empfehle es der Gemeinde sowie der Planungsgesellschaft des Projektes daher einen solchen Kurs zu organisieren! So können „[s]tarke Großeltern“ bei der Erziehung „starker Kinder“ so fantastisch wie möglich <text:soft-page-break/>mitwirken. </text:p>
      <text:p text:style-name="P2"/>
      <text:p text:style-name="P2">Mit freundlichen Grüßen</text:p>
      <text:p text:style-name="P2"/>
      <text:p text:style-name="P2">Peter Goldsbo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4:54:34.042510000</meta:creation-date>
    <dc:date>2015-05-04T15:18:24.975156000</dc:date>
    <meta:editing-duration>PT4M</meta:editing-duration>
    <meta:editing-cycles>1</meta:editing-cycles>
    <meta:document-statistic meta:table-count="0" meta:image-count="0" meta:object-count="0" meta:page-count="2" meta:paragraph-count="9" meta:word-count="570" meta:character-count="4144" meta:non-whitespace-character-count="3580"/>
    <meta:generator>LibreOffice/4.3.2.2$MacOSX_X86_64 LibreOffice_project/edfb5295ba211bd31ad47d0bad0118690f76407d</meta:generator>
  </office:meta>
</office:document-meta>
</file>